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8in"/>
    </style:style>
    <style:style style:name="co5" style:family="table-column">
      <style:table-column-properties fo:break-before="auto" style:column-width="4.8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er recovers half the HP inflicted on opponent.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lower opponent's Special Defense.</text:p>
          </table:table-cell>
        </table:table-row>
        <table:table-row table:style-name="ro1"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Defense.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harply raises user's Speed.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Special Defense.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 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lower opponent's Attack.</text:p>
          </table:table-cell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Defense.</text:p>
          </table:table-cell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r takes damage for two turns then strikes back double.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ps opponent, damaging them for 4-5 turns.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 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 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 freeze opponent.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 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 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ts twice in one turn.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lower opponent's Speed.</text:p>
          </table:table-cell>
        </table:table-row>
        <table:table-row table:style-name="ro1"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 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lower opponent's Speed.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 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ps opponent, damaging them for 4-5 turns.</text:p>
          </table:table-cell>
        </table:table-row>
        <table:table-row table:style-name="ro1"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uses opponent.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 confuse opponent.</text:p>
          </table:table-cell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y lower opponent's Speed by one stage.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Changes user's type to that of its first move.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en hit by a Physical Attack, user strikes back with 2x power.</text:p>
          </table:table-cell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 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ises user's Defense.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s underground on first turn, attacks on second. Can also escape from caves.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ponent can't use its last attack for a few turns.</text:p>
          </table:table-cell>
        </table:table-row>
        <table:table-row table:style-name="ro1"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confuse opponent.</text:p>
          </table:table-cell>
        </table:table-row>
        <table:table-row table:style-name="ro1"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ts twice in one turn.</text:p>
          </table:table-cell>
        </table:table-row>
        <table:table-row table:style-name="ro1"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aises user's Evasiveness.</text:p>
          </table:table-cell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r receives recoil damage.</text:p>
          </table:table-cell>
        </table:table-row>
        <table:table-row table:style-name="ro1"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ways inflicts 40 HP.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r recovers half the HP inflicted on a sleeping opponent.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wer is doubled if opponent is underground from using Dig.</text:p>
          </table:table-cell>
        </table:table-row>
        <table:table-row table:style-name="ro1"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 faints.</text:p>
          </table:table-cell>
        </table:table-row>
        <table:table-row table:style-name="ro1"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 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 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 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ps opponent, damaging them for 4-5 turns.</text:p>
          </table:table-cell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Hit-KO, if it hits.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 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 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ies up on first turn, attacks on second turn.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ncreases critical hit ratio.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alyzes opponent.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s opponent's Attack.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aises user's Attack and Special Attack.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Hit-KO, if it hits.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its Pokémon using Fly/Bounce/Sky Drop with double power.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aises user's Defense.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esets all stat changes.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f it misses, the user loses half their HP.</text:p>
          </table:table-cell>
        </table:table-row>
        <table:table-row table:style-name="ro1"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Hit-KO, if it hits.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 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 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 must recharge next turn.</text:p>
          </table:table-cell>
        </table:table-row>
        <table:table-row table:style-name="ro1"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 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freeze opponent.</text:p>
          </table:table-cell>
        </table:table-row>
        <table:table-row table:style-name="ro1"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 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freeze opponent.</text:p>
          </table:table-cell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f it misses, the user loses half their HP.</text:p>
          </table:table-cell>
        </table:table-row>
        <table:table-row table:style-name="ro1"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r recovers half the HP inflicted on opponent.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ins HP from opponent each turn.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s opponent's Defense.</text:p>
          </table:table-cell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alves damage from Special attacks for 5 turns.</text:p>
          </table:table-cell>
        </table:table-row>
        <table:table-row table:style-name="ro1"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heavier the opponent, the stronger the attack.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ises user's Attack.</text:p>
          </table:table-cell>
        </table:table-row>
        <table:table-row table:style-name="ro1"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r recovers half the HP inflicted on opponent.</text:p>
          </table:table-cell>
        </table:table-row>
        <table:table-row table:style-name="ro1"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r performs almost any move in the game at random.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opies the opponent's last move.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harply raises user's Evasiveness.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ser performs the opponent's last move.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User's stats cannot be changed for a period of time.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licts damage equal to user's level.</text:p>
          </table:table-cell>
        </table:table-row>
        <table:table-row table:style-name="ro1"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ey is earned after the battle.</text:p>
          </table:table-cell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 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r attacks for 2-3 turns but then becomes confused.</text:p>
          </table:table-cell>
        </table:table-row>
        <table:table-row table:style-name="ro1"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 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pponent.</text:p>
          </table:table-cell>
        </table:table-row>
        <table:table-row table:style-name="ro1"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isons opponent.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y poison the opponent.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 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confuse opponent.</text:p>
          </table:table-cell>
        </table:table-row>
        <table:table-row table:style-name="ro1">
          <table:table-cell table:number-columns-repeated="2" office:value-type="string" calcext:value-type="string">
            <text:p>Psychic</text:p>
          </table:table-cell>
          <table:table-cell office:value-type="string" calcext:value-type="string">
            <text:p>Special 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lower opponent's Special Defense.</text:p>
          </table:table-cell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licts damage 50-150% of user's level.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er attacks first.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s user's Attack when hit.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 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 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ges on first turn, attacks on second. High critical hit ratio.</text:p>
          </table:table-cell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er recovers half its max HP.</text:p>
          </table:table-cell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alves damage from Physical attacks for 5 turns.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er sleeps for 2 turns, but user is fully healed.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 battles, the opponent switches. In the wild, the Pokémon runs.</text:p>
          </table:table-cell>
        </table:table-row>
        <table:table-row table:style-name="ro1"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 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 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rply lowers opponent's Defense.</text:p>
          </table:table-cell>
        </table:table-row>
        <table:table-row table:style-name="ro1"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licts damage equal to user's level.</text:p>
          </table:table-cell>
        </table:table-row>
        <table:table-row table:style-name="ro1"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 faints.</text:p>
          </table:table-cell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aises user's Attack.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s Defense on first turn, attacks on second.</text:p>
          </table:table-cell>
        </table:table-row>
        <table:table-row table:style-name="ro1"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 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s on first turn, attacks on second. May cause flinching. High critical hit ratio.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 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poison opponent.</text:p>
          </table:table-cell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 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poison opponent.</text:p>
          </table:table-cell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er recovers half its max HP.</text:p>
          </table:table-cell>
        </table:table-row>
        <table:table-row table:style-name="ro1"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 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ges on first turn, attacks on second.</text:p>
          </table:table-cell>
        </table:table-row>
        <table:table-row table:style-name="ro1"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 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ways inflicts 20 HP.</text:p>
          </table:table-cell>
        </table:table-row>
        <table:table-row table:style-name="ro1"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Doesn't do ANYTHING.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rply lowers opponent's Speed.</text:p>
          </table:table-cell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Only usable when all PP are gone. Hurts the user.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alyzes opponent.</text:p>
          </table:table-cell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 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r receives recoil damage.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s HP to creates a decoy that takes hits.</text:p>
          </table:table-cell>
        </table:table-row>
        <table:table-row table:style-name="ro1"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ways takes off half of the opponent's HP.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uses opponent.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 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all adjacent Pokémon.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∞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nores Accuracy and Evasiveness.</text:p>
          </table:table-cell>
        </table:table-row>
        <table:table-row table:style-name="ro1"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Attack.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s opponent's Defense.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r receives recoil damage.</text:p>
          </table:table-cell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llows user to flee wild battles; also warps player to last PokéCenter.</text:p>
          </table:table-cell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r attacks for 2-3 turns but then becomes confused.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 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 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alyzes opponent.</text:p>
          </table:table-cell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 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 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dly poisons opponent.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r takes on the form and attacks of the opponent.</text:p>
          </table:table-cell>
        </table:table-row>
        <table:table-row table:style-name="ro1"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 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paralyze, burn or freeze opponent.</text:p>
          </table:table-cell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twice in one turn. May poison opponent.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se Gr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 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 battles, the opponent switches. In the wild, the Pokémon runs.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 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ises user's Defense.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ps opponent, damaging them for 4-5 tur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21:04:37.1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8:53:42.223000000</meta:creation-date>
    <dc:date>2024-04-25T21:12:07.648000000</dc:date>
    <meta:editing-duration>PT2H17M4S</meta:editing-duration>
    <meta:editing-cycles>2</meta:editing-cycles>
    <meta:generator>LibreOffice/7.5.9.2$Windows_X86_64 LibreOffice_project/cdeefe45c17511d326101eed8008ac4092f278a9</meta:generator>
    <meta:document-statistic meta:table-count="1" meta:cell-count="1036" meta:object-count="0"/>
    <meta:user-defined meta:name=""/>
  </office:meta>
</office:document-meta>
</file>